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4.124cm" style:rel-column-width="16378*"/>
    </style:style>
    <style:style style:name="Таблица2.B" style:family="table-column">
      <style:table-column-properties style:column-width="12.377cm" style:rel-column-width="49157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4cm" style:rel-column-width="16378*"/>
    </style:style>
    <style:style style:name="Таблица3.B" style:family="table-column">
      <style:table-column-properties style:column-width="12.377cm" style:rel-column-width="49157*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4.124cm" style:rel-column-width="16378*"/>
    </style:style>
    <style:style style:name="Таблица4.B" style:family="table-column">
      <style:table-column-properties style:column-width="12.377cm" style:rel-column-width="49157*"/>
    </style:style>
    <style:style style:name="Таблица4.A1" style:family="table-cell">
      <style:table-cell-properties fo:padding="0cm" fo:border="none"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4.8cm" style:rel-column-width="2721*"/>
    </style:style>
    <style:style style:name="Таблица5.B" style:family="table-column">
      <style:table-column-properties style:column-width="5.803cm" style:rel-column-width="3290*"/>
    </style:style>
    <style:style style:name="Таблица5.C" style:family="table-column">
      <style:table-column-properties style:column-width="5.898cm" style:rel-column-width="3344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6" style:family="table-row">
      <style:table-row-properties style:min-row-height="0.122cm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5.103cm" style:rel-column-width="2893*"/>
    </style:style>
    <style:style style:name="Таблица6.B" style:family="table-column">
      <style:table-column-properties style:column-width="5.5cm" style:rel-column-width="3118*"/>
    </style:style>
    <style:style style:name="Таблица6.C" style:family="table-column">
      <style:table-column-properties style:column-width="5.898cm" style:rel-column-width="334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officeooo:paragraph-rsid="003e0593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6" style:family="paragraph" style:parent-style-name="Text_20_body">
      <style:text-properties fo:color="#000000" loext:opacity="100%" style:font-name="Times New Roman4" fo:font-size="14pt" officeooo:rsid="00464ca0" officeooo:paragraph-rsid="00464ca0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4" fo:font-size="14pt" officeooo:rsid="006e52cf" officeooo:paragraph-rsid="006e52cf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P12" style:family="paragraph" style:parent-style-name="Standard">
      <style:text-properties style:font-name="Times New Roman4" fo:font-size="14pt" fo:language="ru" fo:country="RU" officeooo:rsid="000ef043" style:font-size-asian="14pt" style:language-asian="ru" style:country-asian="RU" style:font-name-complex="Times New Roman2" style:font-size-complex="12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86445" officeooo:paragraph-rsid="00686445"/>
    </style:style>
    <style:style style:name="P15" style:family="paragraph" style:parent-style-name="Table_20_Contents">
      <style:paragraph-properties fo:text-align="center" style:justify-single-word="false"/>
      <style:text-properties officeooo:rsid="00686445" officeooo:paragraph-rsid="00686445"/>
    </style:style>
    <style:style style:name="P16" style:family="paragraph" style:parent-style-name="Table_20_Contents">
      <style:paragraph-properties fo:text-align="center" style:justify-single-word="false"/>
      <style:text-properties officeooo:rsid="00686445" officeooo:paragraph-rsid="0070fbbf"/>
    </style:style>
    <style:style style:name="P17" style:family="paragraph" style:parent-style-name="Table_20_Contents">
      <style:text-properties officeooo:rsid="00686445" officeooo:paragraph-rsid="00686445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86445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Standard">
      <style:text-properties fo:font-weight="normal" officeooo:rsid="0067ed1c" officeooo:paragraph-rsid="00686445" style:font-weight-asian="normal" style:font-weight-complex="normal"/>
    </style:style>
    <style:style style:name="P21" style:family="paragraph" style:parent-style-name="Text_20_body">
      <style:text-properties fo:font-weight="normal" officeooo:rsid="0067ed1c" officeooo:paragraph-rsid="00686445" style:font-weight-asian="normal" style:font-weight-complex="normal"/>
    </style:style>
    <style:style style:name="P22" style:family="paragraph" style:parent-style-name="Text_20_body">
      <style:text-properties fo:font-weight="normal" officeooo:rsid="0067ed1c" officeooo:paragraph-rsid="0067ed1c" style:font-weight-asian="normal" style:font-weight-complex="normal"/>
    </style:style>
    <style:style style:name="P23" style:family="paragraph" style:parent-style-name="Standard">
      <style:text-properties fo:font-weight="normal" officeooo:rsid="0067ed1c" officeooo:paragraph-rsid="0074c6e5" style:font-weight-asian="normal" style:font-weight-complex="normal"/>
    </style:style>
    <style:style style:name="P24" style:family="paragraph" style:parent-style-name="Heading_20_2">
      <style:paragraph-properties fo:break-before="page"/>
      <style:text-properties fo:color="#000000" loext:opacity="100%"/>
    </style:style>
    <style:style style:name="P2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1.25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style:font-name="Times New Roman4" fo:font-size="14pt" fo:language="ru" fo:country="RU" officeooo:paragraph-rsid="00781ee0" style:font-size-asian="14pt" style:language-asian="ru" style:country-asian="RU" style:font-name-complex="Times New Roman2" style:font-size-complex="14pt" style:language-complex="ar" style:country-complex="SA"/>
    </style:style>
    <style:style style:name="P27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1.25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style:font-name="Times New Roman4" fo:font-size="14pt" fo:language="ru" fo:country="RU" officeooo:paragraph-rsid="0079f036" style:font-size-asian="14pt" style:language-asian="ru" style:country-asian="RU" style:font-name-complex="Times New Roman2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781ee0"/>
    </style:style>
    <style:style style:name="P29" style:family="paragraph" style:parent-style-name="Standard">
      <style:text-properties fo:font-weight="normal" officeooo:rsid="0067ed1c" officeooo:paragraph-rsid="0074c6e5" style:font-weight-asian="normal" style:font-weight-complex="normal"/>
    </style:style>
    <style:style style:name="P30" style:family="paragraph" style:parent-style-name="Standard">
      <style:text-properties fo:font-weight="normal" officeooo:rsid="0067ed1c" officeooo:paragraph-rsid="007f279b" style:font-weight-asian="normal" style:font-weight-complex="normal"/>
    </style:style>
    <style:style style:name="P31" style:family="paragraph" style:parent-style-name="Standard">
      <style:text-properties fo:font-weight="normal" officeooo:rsid="00751cd5" officeooo:paragraph-rsid="00751cd5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weight="normal" officeooo:rsid="00751cd5" officeooo:paragraph-rsid="007f279b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weight="normal" officeooo:rsid="006df697" officeooo:paragraph-rsid="0080fdde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weight="normal" officeooo:rsid="0070df63" officeooo:paragraph-rsid="0081745a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6b6608" officeooo:paragraph-rsid="0080fdd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7f279b"/>
    </style:style>
    <style:style style:name="P38" style:family="paragraph" style:parent-style-name="Table_20_Contents">
      <style:paragraph-properties fo:text-align="center" style:justify-single-word="false"/>
      <style:text-properties officeooo:rsid="00686445" officeooo:paragraph-rsid="0070fbbf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7cc269" officeooo:paragraph-rsid="007cc269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7cc269" officeooo:paragraph-rsid="007ddbfb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7ddbfb" officeooo:paragraph-rsid="007ddbfb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7ddbfb" officeooo:paragraph-rsid="007f279b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officeooo:rsid="007ddbfb" officeooo:paragraph-rsid="007ddbfb" style:font-size-asian="12.25pt" style:font-size-complex="14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74c6e5" officeooo:paragraph-rsid="0074c6e5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74c6e5" officeooo:paragraph-rsid="007f279b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normal" officeooo:rsid="0067bec0" officeooo:paragraph-rsid="00751cd5" style:font-weight-asian="normal" style:font-weight-complex="normal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normal" officeooo:rsid="0067bec0" officeooo:paragraph-rsid="007f279b" style:font-weight-asian="normal" style:font-weight-complex="normal"/>
    </style:style>
    <style:style style:name="P48" style:family="paragraph" style:parent-style-name="Text_20_body">
      <style:text-properties officeooo:paragraph-rsid="007a9125"/>
    </style:style>
    <style:style style:name="P49" style:family="paragraph" style:parent-style-name="Text_20_body">
      <style:text-properties fo:font-weight="normal" officeooo:rsid="0067ed1c" officeooo:paragraph-rsid="0067ed1c" style:font-weight-asian="normal" style:font-weight-complex="normal"/>
    </style:style>
    <style:style style:name="P5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4d769b" officeooo:paragraph-rsid="007ba264" style:text-blinking="false" fo:background-color="transparent" style:font-size-asian="14pt" style:font-size-complex="14pt"/>
    </style:style>
    <style:style style:name="P5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paragraph-rsid="007ba264" style:text-blinking="false" fo:background-color="transparent" style:font-size-asian="14pt" style:font-size-complex="14pt"/>
    </style:style>
    <style:style style:name="P52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paragraph-rsid="007ba264" style:text-blinking="false" fo:background-color="transparent" style:font-size-asian="14pt" style:font-size-complex="14pt"/>
    </style:style>
    <style:style style:name="P53" style:family="paragraph" style:parent-style-name="Text_20_body">
      <style:text-properties officeooo:rsid="0067ed1c" officeooo:paragraph-rsid="0067ed1c"/>
    </style:style>
    <style:style style:name="P54" style:family="paragraph" style:parent-style-name="Text_20_body">
      <style:text-properties officeooo:paragraph-rsid="007f8cd7"/>
    </style:style>
    <style:style style:name="P55" style:family="paragraph" style:parent-style-name="Text_20_body">
      <style:text-properties fo:font-weight="bold" officeooo:rsid="0080fdde" officeooo:paragraph-rsid="0080fdde" style:font-weight-asian="bold" style:font-weight-complex="bold"/>
    </style:style>
    <style:style style:name="P5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781ee0"/>
    </style:style>
    <style:style style:name="T1" style:family="text">
      <style:text-properties fo:text-transform="uppercase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T4" style:family="text">
      <style:text-properties style:font-name="Times New Roman4" fo:font-size="14pt" fo:language="ru" fo:country="RU" officeooo:rsid="005b8895" style:font-size-asian="14pt" style:language-asian="ru" style:country-asian="RU" style:font-name-complex="Times New Roman2" style:font-size-complex="14pt" style:language-complex="ar" style:country-complex="SA"/>
    </style:style>
    <style:style style:name="T5" style:family="text">
      <style:text-properties style:font-name="Times New Roman4" fo:font-size="14pt" fo:language="ru" fo:country="RU" officeooo:rsid="006ae72e" style:font-size-asian="14pt" style:language-asian="ru" style:country-asian="RU" style:font-name-complex="Times New Roman2" style:font-size-complex="14pt" style:language-complex="ar" style:country-complex="SA"/>
    </style:style>
    <style:style style:name="T6" style:family="text">
      <style:text-properties style:font-name="Times New Roman4" fo:font-size="14pt" fo:language="ru" fo:country="RU" officeooo:rsid="0076ff87" style:font-size-asian="14pt" style:language-asian="ru" style:country-asian="RU" style:font-name-complex="Times New Roman2" style:font-size-complex="14pt" style:language-complex="ar" style:country-complex="SA"/>
    </style:style>
    <style:style style:name="T7" style:family="text">
      <style:text-properties style:font-name="Times New Roman4" fo:font-size="14pt" fo:language="ru" fo:country="RU" officeooo:rsid="00772e80" style:font-size-asian="14pt" style:language-asian="ru" style:country-asian="RU" style:font-name-complex="Times New Roman2" style:font-size-complex="14pt" style:language-complex="ar" style:country-complex="SA"/>
    </style:style>
    <style:style style:name="T8" style:family="text">
      <style:text-properties style:font-name="Times New Roman4" fo:font-size="14pt" fo:language="ru" fo:country="RU" officeooo:rsid="007e635a" style:font-size-asian="14pt" style:language-asian="ru" style:country-asian="RU" style:font-name-complex="Times New Roman2" style:font-size-complex="14pt" style:language-complex="ar" style:country-complex="SA"/>
    </style:style>
    <style:style style:name="T9" style:family="text">
      <style:text-properties style:font-name="Times New Roman4" fo:font-size="14pt" fo:language="ru" fo:country="RU" officeooo:rsid="007fd599" style:font-size-asian="14pt" style:language-asian="ru" style:country-asian="RU" style:font-name-complex="Times New Roman2" style:font-size-complex="14pt" style:language-complex="ar" style:country-complex="SA"/>
    </style:style>
    <style:style style:name="T10" style:family="text">
      <style:text-properties style:font-name="Times New Roman4" fo:font-size="14pt" fo:language="ru" fo:country="RU" officeooo:rsid="00735cb3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style:font-name="Times New Roman4" fo:font-size="14pt" fo:language="ru" fo:country="RU" fo:font-style="normal" fo:font-weight="normal" officeooo:rsid="007e635a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4" fo:font-size="14pt" fo:language="ru" fo:country="RU" fo:font-style="normal" fo:font-weight="normal" officeooo:rsid="00818637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3" style:family="text">
      <style:text-properties style:font-name="Times New Roman4" fo:font-size="14pt" fo:language="ru" fo:country="RU" fo:font-style="normal" fo:font-weight="normal" officeooo:rsid="00713145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4" style:family="text">
      <style:text-properties style:font-name="Times New Roman4" fo:font-size="14pt" fo:language="ru" fo:country="RU" fo:font-style="normal" fo:font-weight="normal" officeooo:rsid="007fd599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5" style:family="text">
      <style:text-properties style:font-name="Times New Roman4" fo:font-size="14pt" fo:language="ru" fo:country="RU" fo:font-style="normal" fo:font-weight="normal" officeooo:rsid="0082eda6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6" style:family="text">
      <style:text-properties style:font-name="Times New Roman4" fo:font-size="14pt" fo:language="ru" fo:country="RU" fo:font-style="normal" fo:font-weight="normal" officeooo:rsid="00805d66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7" style:family="text">
      <style:text-properties style:font-name="Times New Roman4" fo:font-size="14pt" fo:language="ru" fo:country="RU" fo:font-style="normal" fo:font-weight="normal" officeooo:rsid="0080fdde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8" style:family="text">
      <style:text-properties style:font-name="Times New Roman4" fo:font-size="14pt" fo:font-style="normal" officeooo:rsid="006f7fcb" style:font-style-asian="normal" style:font-size-complex="14pt" style:font-style-complex="normal"/>
    </style:style>
    <style:style style:name="T19" style:family="text">
      <style:text-properties style:font-name="Times New Roman4" fo:font-size="14pt" fo:font-style="normal" officeooo:rsid="0080fdde" style:font-style-asian="normal" style:font-size-complex="14pt" style:font-style-complex="normal"/>
    </style:style>
    <style:style style:name="T20" style:family="text">
      <style:text-properties style:font-name="Times New Roman4" fo:font-size="14pt" fo:font-style="normal" officeooo:rsid="0081745a" style:font-style-asian="normal" style:font-size-complex="14pt" style:font-style-complex="normal"/>
    </style:style>
    <style:style style:name="T21" style:family="text">
      <style:text-properties style:font-name="Times New Roman4" style:font-size-complex="14pt"/>
    </style:style>
    <style:style style:name="T22" style:family="text">
      <style:text-properties style:font-name="Times New Roman4" officeooo:rsid="003cc3fa" style:font-size-complex="14pt"/>
    </style:style>
    <style:style style:name="T23" style:family="text">
      <style:text-properties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4" style:family="text">
      <style:text-properties fo:color="#000000" loext:opacity="100%" style:font-name="Times New Roman4" fo:font-size="14pt" fo:language="ru" fo:country="RU" fo:font-weight="bold" officeooo:rsid="004d769b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5" style:family="text">
      <style:text-properties fo:color="#000000" loext:opacity="100%" style:font-name="Times New Roman4" fo:font-size="14pt" fo:language="ru" fo:country="RU" fo:font-weight="bold" officeooo:rsid="006d36b6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6" style:family="text">
      <style:text-properties fo:color="#000000" loext:opacity="100%" style:font-name="Times New Roman4" fo:font-size="14pt" officeooo:rsid="003e0593"/>
    </style:style>
    <style:style style:name="T27" style:family="text">
      <style:text-properties fo:color="#000000" loext:opacity="100%" style:font-name="Times New Roman4" fo:font-size="14pt" officeooo:rsid="004d769b" style:font-size-complex="14pt"/>
    </style:style>
    <style:style style:name="T28" style:family="text">
      <style:text-properties fo:color="#000000" loext:opacity="100%" style:font-name="Times New Roman4" fo:font-size="14pt" officeooo:rsid="004524f5" style:font-size-complex="14pt"/>
    </style:style>
    <style:style style:name="T29" style:family="text">
      <style:text-properties fo:color="#000000" loext:opacity="100%" style:font-name="Times New Roman4" fo:font-size="14pt" officeooo:rsid="003e0593" style:font-size-complex="14pt"/>
    </style:style>
    <style:style style:name="T30" style:family="text">
      <style:text-properties fo:color="#000000" loext:opacity="100%" style:font-name="Times New Roman4" fo:font-size="14pt" officeooo:rsid="006476d9"/>
    </style:style>
    <style:style style:name="T31" style:family="text">
      <style:text-properties fo:color="#000000" loext:opacity="100%" style:font-name="Times New Roman4" fo:font-size="14pt" officeooo:rsid="006d36b6"/>
    </style:style>
    <style:style style:name="T32" style:family="text">
      <style:text-properties fo:font-variant="normal" fo:text-transform="none" fo:color="#000000" loext:opacity="100%" style:font-weight-complex="bold"/>
    </style:style>
    <style:style style:name="T33" style:family="text">
      <style:text-properties fo:font-variant="normal" fo:text-transform="none" fo:color="#000000" loext:opacity="100%" fo:letter-spacing="0.009cm" fo:font-weight="bold" officeooo:rsid="006476d9" style:font-weight-asian="bold" style:font-weight-complex="bold"/>
    </style:style>
    <style:style style:name="T34" style:family="text">
      <style:text-properties fo:font-variant="normal" fo:text-transform="none" fo:color="#000000" loext:opacity="100%" fo:letter-spacing="0.009cm" fo:font-weight="bold" officeooo:rsid="006d36b6" style:font-weight-asian="bold" style:font-weight-complex="bold"/>
    </style:style>
    <style:style style:name="T35" style:family="text">
      <style:text-properties fo:font-variant="normal" fo:text-transform="none" fo:color="#000000" loext:opacity="100%" fo:letter-spacing="0.009cm" fo:font-weight="bold" officeooo:rsid="0079f036" style:font-weight-asian="bold" style:font-weight-complex="bold"/>
    </style:style>
    <style:style style:name="T36" style:family="text">
      <style:text-properties officeooo:rsid="003e0593"/>
    </style:style>
    <style:style style:name="T37" style:family="text">
      <style:text-properties officeooo:rsid="004d769b"/>
    </style:style>
    <style:style style:name="T38" style:family="text">
      <style:text-properties fo:font-style="normal" style:font-style-asian="normal" style:font-size-complex="14pt" style:font-style-complex="normal"/>
    </style:style>
    <style:style style:name="T39" style:family="text">
      <style:text-properties fo:font-style="normal" officeooo:rsid="0065bb76" style:font-style-asian="normal" style:font-size-complex="14pt" style:font-style-complex="normal"/>
    </style:style>
    <style:style style:name="T40" style:family="text">
      <style:text-properties fo:font-style="normal" officeooo:rsid="0080fdde" style:font-style-asian="normal" style:font-size-complex="14pt" style:font-style-complex="normal"/>
    </style:style>
    <style:style style:name="T41" style:family="text">
      <style:text-properties fo:font-style="normal" officeooo:rsid="006f7fcb" style:font-style-asian="normal" style:font-size-complex="14pt" style:font-style-complex="normal"/>
    </style:style>
    <style:style style:name="T42" style:family="text">
      <style:text-properties officeooo:rsid="00686445"/>
    </style:style>
    <style:style style:name="T43" style:family="text">
      <style:text-properties fo:font-weight="normal" officeooo:rsid="006ae72e" style:font-weight-asian="normal" style:font-weight-complex="normal"/>
    </style:style>
    <style:style style:name="T44" style:family="text">
      <style:text-properties fo:font-weight="normal" officeooo:rsid="0067bec0" style:font-weight-asian="normal" style:font-weight-complex="normal"/>
    </style:style>
    <style:style style:name="T45" style:family="text">
      <style:text-properties fo:font-weight="normal" officeooo:rsid="0074c6e5" style:font-weight-asian="normal" style:font-weight-complex="normal"/>
    </style:style>
    <style:style style:name="T46" style:family="text">
      <style:text-properties fo:font-weight="normal" officeooo:rsid="00751cd5" style:font-weight-asian="normal" style:font-weight-complex="normal"/>
    </style:style>
    <style:style style:name="T47" style:family="text">
      <style:text-properties fo:font-weight="normal" officeooo:rsid="0076ff87" style:font-weight-asian="normal" style:font-weight-complex="normal"/>
    </style:style>
    <style:style style:name="T48" style:family="text">
      <style:text-properties fo:font-weight="normal" officeooo:rsid="007f8cd7" style:font-weight-asian="normal" style:font-weight-complex="normal"/>
    </style:style>
    <style:style style:name="T49" style:family="text">
      <style:text-properties officeooo:rsid="0070fbbf"/>
    </style:style>
    <style:style style:name="T50" style:family="text">
      <style:text-properties officeooo:rsid="0074c6e5"/>
    </style:style>
    <style:style style:name="T51" style:family="text">
      <style:text-properties fo:font-weight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7bda29" style:font-weight-asian="bold" style:font-weight-complex="bold"/>
    </style:style>
    <style:style style:name="T54" style:family="text">
      <style:text-properties officeooo:rsid="007ddbfb"/>
    </style:style>
    <style:style style:name="T55" style:family="text">
      <style:text-properties officeooo:rsid="007f27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3">Кафедра МО ЭВМ</text:p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56"><text:span text:style-name="Book_20_Title"><text:span text:style-name="T1">отчет</text:span></text:span></text:p>
      <text:p text:style-name="P28"><text:span text:style-name="T2">по лабораторной ра</text:span><text:span text:style-name="T23">боте №</text:span><text:span text:style-name="T25">3</text:span></text:p>
      <text:p text:style-name="P28"><text:span text:style-name="T23">по дисциплине «</text:span><text:span text:style-name="T24">Параллельные алгоритмы</text:span><text:span text:style-name="T23">»</text:span></text:p>
      <text:p text:style-name="P26"><text:span text:style-name="Book_20_Title"><text:span text:style-name="T32">Тема: </text:span></text:span><text:span text:style-name="Book_20_Title"><text:span text:style-name="T33">Реализация </text:span></text:span><text:span text:style-name="Book_20_Title"><text:span text:style-name="T34">структур данных без блокировок</text:span></text:span></text:p>
      <text:p text:style-name="P26"><text:span text:style-name="Book_20_Title"><text:span text:style-name="T34"/></text:span></text:p>
      <text:p text:style-name="P27"><text:span text:style-name="Book_20_Title"><text:span text:style-name="T35"/></text:span></text:p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21">Студентка гр. 0</text:span><text:span text:style-name="T22">304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7">Нагибин И.С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2"><text:span text:style-name="T27">Сергеева</text:span><text:span text:style-name="T28"> </text:span><text:span text:style-name="T27">Е</text:span><text:span text:style-name="T29">.</text:span><text:span text:style-name="T27">И</text:span><text:span text:style-name="T28">.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10">20<text:span text:style-name="T36">2</text:span><text:span text:style-name="T37">3</text:span></text:p>
      <text:h text:style-name="P24" text:outline-level="2">Цель работы.</text:h>
      <text:p text:style-name="P48"><text:span text:style-name="T26">Изучить </text:span><text:span text:style-name="T30">принцип построения потокобезопасных структур данных </text:span><text:span text:style-name="T31">без</text:span><text:span text:style-name="T30"> блокировками.</text:span></text:p>
      <text:p text:style-name="P6"><text:s/></text:p>
      <text:h text:style-name="Heading_20_2" text:outline-level="2">Задание.</text:h>
      <text:p text:style-name="P52"><text:bookmark text:name="docs-internal-guid-7f349e27-7fff-c8b3-41d3-2ebbe03ee46a"/>Выполняется на основе работы 2.</text:p>
      <text:p text:style-name="P51">Реализовать очередь, удовлетворяющую lock-free гарантии прогресса.</text:p>
      <text:p text:style-name="P51">Протестировать доступ к реализованной структуре данных в случае нескольких потоков производителей и потребителей.</text:p>
      <text:p text:style-name="P50"><text:span text:style-name="T51">В отчёте:</text:span> Сравнить производительность с реализациями структур данных из работы В отчёте сформулировать инвариант структуры данных.</text:p>
      <text:p text:style-name="P12"/>
      <text:h text:style-name="Heading_20_2" text:outline-level="2">Выполнение работы.</text:h>
      <text:p text:style-name="P55">1. Описание lock-free очереди с гарантией прогресса</text:p>
      <text:p text:style-name="P33"><text:span text:style-name="T39">Д</text:span><text:span text:style-name="T38">ля выполнения лабораторной работы была написана lock-free очередь Майкла-Скотта, удовлетворяющая гарантии прогресса. Для очереди был написан класс LockFreeQueue.</text:span></text:p>
      <text:p text:style-name="P33"><text:span text:style-name="T41">В основе реализации о</text:span><text:span text:style-name="T38">черед</text:span><text:span text:style-name="T41">и</text:span><text:span text:style-name="T38"> </text:span><text:span text:style-name="T41">лежит </text:span><text:span text:style-name="T38">односвязн</text:span><text:span text:style-name="T41">ый</text:span><text:span text:style-name="T38"> спис</text:span><text:span text:style-name="T41">ок,</text:span><text:span text:style-name="T38"> име</text:span><text:span text:style-name="T41">ющий</text:span><text:span text:style-name="T38"> два публичных метода: добавление в конец (push) и удаление с начала (pop). </text:span><text:span text:style-name="T41">Оба метода содержат бесконечные циклы, в которых происходят попытки атомарной замены указателей</text:span><text:span text:style-name="T40">.</text:span></text:p>
      <text:p text:style-name="P34"><text:span text:style-name="T18">Д</text:span><text:span text:style-name="T19">ля того, чтобы алгоритм удовлетворял гарантии lock-free прогресса, необходимо </text:span><text:span text:style-name="T20">использовать механизмы «помощи» другим потокам</text:span><text:span text:style-name="T19">, если будет обнаружено промежуточное состояние очереди.</text:span></text:p>
      <text:p text:style-name="P53"><text:span text:style-name="T53">2</text:span><text:span text:style-name="T52">. Сравнение потокобезопасных очередей с блокировками </text:span><text:span text:style-name="T53">и потокобезопасной очереди без </text:span><text:span text:style-name="T52">.</text:span></text:p>
      <text:p text:style-name="P22">Сравнение очередей осуществлялось при помощи измерений обработки очереди 300<text:span text:style-name="T50">^2</text:span> задач по умножению матриц <text:span text:style-name="T50">300</text:span>х<text:span text:style-name="T50">300</text:span>. <text:span text:style-name="T42">Было рассмотрено </text:span><text:soft-page-break/><text:span text:style-name="T50">множество</text:span><text:span text:style-name="T42"> случа</text:span><text:span text:style-name="T50">ев перебором возможных комбинаций числа производителей и потребителей от 1 до 10</text:span><text:span text:style-name="T42">.</text:span></text:p>
      <text:p text:style-name="P22">В таблице 1 представлено время работы обеих очередей при 10 потребителях и 10 производителях.</text:p>
      <text:p text:style-name="P22"/>
      <text:p text:style-name="P22"/>
      <text:p text:style-name="P22"/>
      <text:p text:style-name="P22"/>
      <text:p text:style-name="P22"/>
      <text:p text:style-name="P22"/>
      <text:p text:style-name="P22">Таблица 1. Сравнение очередей при 10 производителях и 10 потребителях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Очередь</text:p>
          </table:table-cell>
          <table:table-cell table:style-name="Таблица2.A1" office:value-type="string">
            <text:p text:style-name="P14"><text:span text:style-name="T49">время</text:span>, с</text:p>
          </table:table-cell>
        </table:table-row>
        <table:table-row>
          <table:table-cell table:style-name="Таблица2.A1" office:value-type="string">
            <text:p text:style-name="P14">«Грубые» блокировки</text:p>
          </table:table-cell>
          <table:table-cell table:style-name="Таблица2.A1" office:value-type="string">
            <text:p text:style-name="P15">0.257324</text:p>
          </table:table-cell>
        </table:table-row>
        <table:table-row>
          <table:table-cell table:style-name="Таблица2.A1" office:value-type="string">
            <text:p text:style-name="P19">«<text:span text:style-name="T42">Тонкие» блокировки</text:span></text:p>
          </table:table-cell>
          <table:table-cell table:style-name="Таблица2.A1" office:value-type="string">
            <text:p text:style-name="P16">0.241226</text:p>
          </table:table-cell>
        </table:table-row>
        <table:table-row>
          <table:table-cell table:style-name="Таблица2.A1" office:value-type="string">
            <text:p text:style-name="P39">Lock free</text:p>
          </table:table-cell>
          <table:table-cell table:style-name="Таблица2.A1" office:value-type="string">
            <text:p text:style-name="P16"><text:span text:style-name="T54">0.</text:span>238485</text:p>
          </table:table-cell>
        </table:table-row>
      </table:table>
      <text:p text:style-name="P22"/>
      <text:p text:style-name="P20"><text:span text:style-name="T42">Т</text:span>аблица <text:span text:style-name="T42">2</text:span>. Сравнение очередей при <text:span text:style-name="T42">4</text:span> производителях и <text:span text:style-name="T42">10</text:span> потребителях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">Очередь</text:p>
          </table:table-cell>
          <table:table-cell table:style-name="Таблица3.A1" office:value-type="string">
            <text:p text:style-name="P14"><text:span text:style-name="T49">время</text:span>, с</text:p>
          </table:table-cell>
        </table:table-row>
        <table:table-row>
          <table:table-cell table:style-name="Таблица3.A1" office:value-type="string">
            <text:p text:style-name="P14">«Грубые» блокировки</text:p>
          </table:table-cell>
          <table:table-cell table:style-name="Таблица3.A1" office:value-type="string">
            <text:p text:style-name="P15">0.272833</text:p>
          </table:table-cell>
        </table:table-row>
        <table:table-row>
          <table:table-cell table:style-name="Таблица3.A1" office:value-type="string">
            <text:p text:style-name="P18">«<text:span text:style-name="T42">Тонкие» блокировки</text:span></text:p>
          </table:table-cell>
          <table:table-cell table:style-name="Таблица3.A1" office:value-type="string">
            <text:p text:style-name="P16">0.24891</text:p>
          </table:table-cell>
        </table:table-row>
        <table:table-row>
          <table:table-cell table:style-name="Таблица3.A1" office:value-type="string">
            <text:p text:style-name="P39">Lock free</text:p>
          </table:table-cell>
          <table:table-cell table:style-name="Таблица3.A1" office:value-type="string">
            <text:p text:style-name="P43">0.244317</text:p>
          </table:table-cell>
        </table:table-row>
      </table:table>
      <text:p text:style-name="P21"/>
      <text:p text:style-name="P20"><text:span text:style-name="T42">Т</text:span>аблица <text:span text:style-name="T42">3</text:span>. Сравнение очередей при 10 производителях и <text:span text:style-name="T42">4</text:span> потребителях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17">Очередь</text:p>
          </table:table-cell>
          <table:table-cell table:style-name="Таблица4.A1" office:value-type="string">
            <text:p text:style-name="P14"><text:span text:style-name="T49">время</text:span>, с</text:p>
          </table:table-cell>
        </table:table-row>
        <table:table-row>
          <table:table-cell table:style-name="Таблица4.A1" office:value-type="string">
            <text:p text:style-name="P14">«Грубые» блокировки</text:p>
          </table:table-cell>
          <table:table-cell table:style-name="Таблица4.A1" office:value-type="string">
            <text:p text:style-name="P15">0.296366</text:p>
          </table:table-cell>
        </table:table-row>
        <table:table-row>
          <table:table-cell table:style-name="Таблица4.A1" office:value-type="string">
            <text:p text:style-name="P18">«<text:span text:style-name="T42">Тонкие» блокировки</text:span></text:p>
          </table:table-cell>
          <table:table-cell table:style-name="Таблица4.A1" office:value-type="string">
            <text:p text:style-name="P16">0.280616</text:p>
          </table:table-cell>
        </table:table-row>
        <table:table-row>
          <table:table-cell table:style-name="Таблица4.A1" office:value-type="string">
            <text:p text:style-name="P40">Lock free</text:p>
          </table:table-cell>
          <table:table-cell table:style-name="Таблица4.A1" office:value-type="string">
            <text:p text:style-name="P16">0.235564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<text:span text:style-name="T42">Т</text:span>аблица <text:span text:style-name="T50">4</text:span>. Сравнение <text:span text:style-name="T50">пяти лучших результатов </text:span>очередей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44"><text:s/><text:span text:style-name="T44">BlockingQueue</text:span></text:p>
          </table:table-cell>
          <table:table-cell table:style-name="Таблица5.A1" office:value-type="string">
            <text:p text:style-name="P46">FineBlockingQueue</text:p>
          </table:table-cell>
          <table:table-cell table:style-name="Таблица5.C1" office:value-type="string">
            <text:p text:style-name="P41">LockFreeQueue</text:p>
          </table:table-cell>
        </table:table-row>
        <table:table-row>
          <table:table-cell table:style-name="Таблица5.A2" office:value-type="string">
            <text:p text:style-name="P36">Время 0.2459 s</text:p>
          </table:table-cell>
          <table:table-cell table:style-name="Таблица5.A2" office:value-type="string">
            <text:p text:style-name="P36">Время 0.241226 s</text:p>
          </table:table-cell>
          <table:table-cell table:style-name="Таблица5.C2" office:value-type="string">
            <text:p text:style-name="P36">Время 0.197939 s</text:p>
          </table:table-cell>
        </table:table-row>
        <table:table-row>
          <table:table-cell table:style-name="Таблица5.A2" office:value-type="string">
            <text:p text:style-name="P36">Время 0.249219 s</text:p>
          </table:table-cell>
          <table:table-cell table:style-name="Таблица5.A2" office:value-type="string">
            <text:p text:style-name="P36">Время 0.241966 s</text:p>
          </table:table-cell>
          <table:table-cell table:style-name="Таблица5.C2" office:value-type="string">
            <text:p text:style-name="P36">Время 0.200421 s</text:p>
          </table:table-cell>
        </table:table-row>
        <table:table-row>
          <table:table-cell table:style-name="Таблица5.A2" office:value-type="string">
            <text:p text:style-name="P36">Время 0.252214 s</text:p>
          </table:table-cell>
          <table:table-cell table:style-name="Таблица5.A2" office:value-type="string">
            <text:p text:style-name="P36">Время 0.242351 s</text:p>
          </table:table-cell>
          <table:table-cell table:style-name="Таблица5.C2" office:value-type="string">
            <text:p text:style-name="P36">Время 0.204938 s</text:p>
          </table:table-cell>
        </table:table-row>
        <table:table-row>
          <table:table-cell table:style-name="Таблица5.A2" office:value-type="string">
            <text:p text:style-name="P36">Время 0.253436 s</text:p>
          </table:table-cell>
          <table:table-cell table:style-name="Таблица5.A2" office:value-type="string">
            <text:p text:style-name="P36">Время 0.242793 s</text:p>
          </table:table-cell>
          <table:table-cell table:style-name="Таблица5.C2" office:value-type="string">
            <text:p text:style-name="P36">Время 0.206643 s</text:p>
          </table:table-cell>
        </table:table-row>
        <table:table-row table:style-name="Таблица5.6">
          <table:table-cell table:style-name="Таблица5.A2" office:value-type="string">
            <text:p text:style-name="P36">Время 0.253603 s</text:p>
          </table:table-cell>
          <table:table-cell table:style-name="Таблица5.A2" office:value-type="string">
            <text:p text:style-name="P36">Время 0.243309 s</text:p>
          </table:table-cell>
          <table:table-cell table:style-name="Таблица5.C2" office:value-type="string">
            <text:p text:style-name="P36">Время 0.208477 s</text:p>
          </table:table-cell>
        </table:table-row>
      </table:table>
      <text:p text:style-name="P31"/>
      <text:p text:style-name="P30"><text:span text:style-name="T42">Т</text:span>аблица <text:span text:style-name="T55">5</text:span>. <text:span text:style-name="T55">Среднее время для обработки всех случаев</text:span>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45"><text:s/><text:span text:style-name="T44">BlockingQueue</text:span></text:p>
          </table:table-cell>
          <table:table-cell table:style-name="Таблица6.A1" office:value-type="string">
            <text:p text:style-name="P47">FineBlockingQueue</text:p>
          </table:table-cell>
          <table:table-cell table:style-name="Таблица6.C1" office:value-type="string">
            <text:p text:style-name="P42">LockFreeQueue</text:p>
          </table:table-cell>
        </table:table-row>
        <table:table-row>
          <table:table-cell table:style-name="Таблица6.A2" office:value-type="string">
            <text:p text:style-name="P37">Время 0.313579 s</text:p>
          </table:table-cell>
          <table:table-cell table:style-name="Таблица6.A2" office:value-type="string">
            <text:p text:style-name="P37">Время 0.302918 s</text:p>
          </table:table-cell>
          <table:table-cell table:style-name="Таблица6.C2" office:value-type="string">
            <text:p text:style-name="P37">Время 0.272109 s</text:p>
          </table:table-cell>
        </table:table-row>
      </table:table>
      <text:p text:style-name="P32"/>
      <text:p text:style-name="P54"><text:span text:style-name="T43">После рассмотрения </text:span><text:span text:style-name="T45">полученных данных </text:span><text:span text:style-name="T43">можно сделать следующие выводы. </text:span><text:span text:style-name="T46">В лучшем случае очередь с </text:span><text:span text:style-name="T48">lock-free гарантией</text:span><text:span text:style-name="T46"> работает быстрее, </text:span><text:soft-page-break/><text:span text:style-name="T46">чем очеред</text:span><text:span text:style-name="T48">и</text:span><text:span text:style-name="T46"> с </text:span><text:span text:style-name="T48">блокировкой</text:span><text:span text:style-name="T46">. В среднем случае разница </text:span><text:span text:style-name="T48">очередь без блокировок также показывает лучшее время, отрываясь от блокирующих очередей на 3 сотых секунды для очереди с «тонкой» блокировкой и на 4 для очереди с «грубой» блокировкой</text:span><text:span text:style-name="T46">. Также можно отметить, что при равном количестве потребителей и производителей очереди показывают </text:span><text:span text:style-name="T47">результаты лучше, чем при разном.</text:span></text:p>
      <text:h text:style-name="Heading_20_2" text:outline-level="2">Выводы.</text:h>
      <text:p text:style-name="P35"><text:span text:style-name="T4">В ходе работы были изучены </text:span><text:span text:style-name="T8">принципы работы с</text:span><text:span text:style-name="T4"> </text:span><text:span text:style-name="T5">потокобезопасн</text:span><text:span text:style-name="T9">ой</text:span><text:span text:style-name="T5"> очеред</text:span><text:span text:style-name="T9">ью</text:span><text:span text:style-name="T5"> </text:span><text:span text:style-name="T10">без</text:span><text:span text:style-name="T5"> блокиров</text:span><text:span text:style-name="T10">ок</text:span><text:span text:style-name="T5">. </text:span><text:span text:style-name="T8">Был </text:span><text:span text:style-name="T9">с</text:span><text:span text:style-name="T8">формирован инвариант</text:span><text:span text:style-name="T3"> </text:span><text:span text:style-name="T11">lock-free очереди: </text:span><text:span text:style-name="T12">для создания очереди используется фиктивный узел </text:span><text:span text:style-name="T13">. </text:span><text:span text:style-name="T14">Также было выявлено, что </text:span><text:span text:style-name="T17">в среднем и лучшем случаях </text:span><text:span text:style-name="T14">производительность lock-free </text:span><text:span text:style-name="T15">очереди лучше, </text:span><text:span text:style-name="T12">чем у очередей</text:span><text:span text:style-name="T16"> с блокировк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6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5H19M6S</meta:editing-duration>
    <meta:editing-cycles>50</meta:editing-cycles>
    <meta:generator>LibreOffice/7.3.7.2$Linux_X86_64 LibreOffice_project/30$Build-2</meta:generator>
    <dc:date>2023-10-24T14:09:56.613982258</dc:date>
    <meta:document-statistic meta:table-count="6" meta:image-count="0" meta:object-count="0" meta:page-count="5" meta:paragraph-count="88" meta:word-count="478" meta:character-count="3571" meta:non-whitespace-character-count="3177"/>
  </office:meta>
</office:document-meta>
</file>